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ce3"/>
        <table:table-column table:style-name="co2" table:number-columns-repeated="1014" table:default-cell-style-name="ce3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Connection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ime</text:p>
          </table:table-cell>
          <table:table-cell table:style-name="ce2" office:value-type="string">
            <text:p>app_name</text:p>
          </table:table-cell>
          <table:table-cell table:style-name="ce2" office:value-type="string">
            <text:p>ip_local</text:p>
          </table:table-cell>
          <table:table-cell table:style-name="ce2" office:value-type="string">
            <text:p>port_local</text:p>
          </table:table-cell>
          <table:table-cell table:style-name="ce2" office:value-type="string">
            <text:p>ip_remote</text:p>
          </table:table-cell>
          <table:table-cell table:style-name="ce2" office:value-type="string">
            <text:p>port_remote</text:p>
          </table:table-cell>
          <table:table-cell table:style-name="ce2" table:number-columns-repeated="1018"/>
        </table:table-row>
        <table:table-row table:style-name="ro1">
          <table:table-cell office:value-type="float" office:value="90">
            <text:p>90</text:p>
          </table:table-cell>
          <table:table-cell table:number-columns-repeated="102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xxx</text:p>
          </table:table-cell>
          <table:table-cell office:value-type="string">
            <text:p>192.168.0.1</text:p>
          </table:table-cell>
          <table:table-cell office:value-type="float" office:value="12345">
            <text:p>12345</text:p>
          </table:table-cell>
          <table:table-cell office:value-type="string">
            <text:p>1.2.3.4</text:p>
          </table:table-cell>
          <table:table-cell office:value-type="float" office:value="443">
            <text:p>443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string">
            <text:p>Packe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>
            <text:p>time</text:p>
          </table:table-cell>
          <table:table-cell table:style-name="ce2" office:value-type="string">
            <text:p>len</text:p>
          </table:table-cell>
          <table:table-cell table:style-name="ce2" office:value-type="string">
            <text:p>ip_from</text:p>
          </table:table-cell>
          <table:table-cell table:style-name="ce2" office:value-type="string">
            <text:p>port_from</text:p>
          </table:table-cell>
          <table:table-cell table:style-name="ce2" office:value-type="string">
            <text:p>ip_to</text:p>
          </table:table-cell>
          <table:table-cell table:style-name="ce2" office:value-type="string">
            <text:p>port_to</text:p>
          </table:table-cell>
          <table:table-cell table:style-name="ce2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400">
            <text:p>1400</text:p>
          </table:table-cell>
          <table:table-cell office:value-type="string">
            <text:p>1.2.3.4</text:p>
          </table:table-cell>
          <table:table-cell office:value-type="float" office:value="443">
            <text:p>443</text:p>
          </table:table-cell>
          <table:table-cell office:value-type="string">
            <text:p>192.168.0.1</text:p>
          </table:table-cell>
          <table:table-cell office:value-type="float" office:value="12345">
            <text:p>12345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" office:value-type="string">
            <text:p>Sta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p</text:p>
          </table:table-cell>
          <table:table-cell table:style-name="ce2" office:value-type="string">
            <text:p>len</text:p>
          </table:table-cell>
          <table:table-cell table:style-name="ce2" office:value-type="string">
            <text:p>remote_host</text:p>
          </table:table-cell>
          <table:table-cell table:style-name="ce2" office:value-type="string">
            <text:p>remote_port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carrier</text:p>
          </table:table-cell>
          <table:table-cell table:style-name="ce2"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xxx</text:p>
          </table:table-cell>
          <table:table-cell office:value-type="float" office:value="1400">
            <text:p>1400</text:p>
          </table:table-cell>
          <table:table-cell office:value-type="string">
            <text:p>1.2.3.4</text:p>
          </table:table-cell>
          <table:table-cell office:value-type="float" office:value="443">
            <text:p>443</text:p>
          </table:table-cell>
          <table:table-cell office:value-type="string">
            <text:p>IN</text:p>
          </table:table-cell>
          <table:table-cell office:value-type="string">
            <text:p>WIFI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Bezzubchenko</meta:initial-creator>
    <meta:creation-date>2016-09-19T15:50:24</meta:creation-date>
    <dc:date>2016-09-22T20:35:07</dc:date>
    <dc:creator>Igor Bezzubchenko</dc:creator>
    <meta:editing-duration>P3DT4H41M2S</meta:editing-duration>
    <meta:editing-cycles>6</meta:editing-cycles>
    <meta:generator>LibreOffice/4.0.0.3$Linux_X86_64 LibreOffice_project/7545bee9c2a0782548772a21bc84a9dcc583b89</meta:generator>
    <meta:document-statistic meta:table-count="1" meta:cell-count="41" meta:object-count="0"/>
  </office:meta>
</office:document-meta>
</file>